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d71" officeooo:paragraph-rsid="00173d71"/>
    </style:style>
    <style:style style:name="P2" style:family="paragraph" style:parent-style-name="Standard">
      <style:text-properties officeooo:rsid="0018707a" officeooo:paragraph-rsid="0018707a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73d71" officeooo:paragraph-rsid="00173d71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a5476" officeooo:paragraph-rsid="001a5476"/>
    </style:style>
    <style:style style:name="P5" style:family="paragraph" style:parent-style-name="Standard">
      <style:text-properties officeooo:rsid="001b173f" officeooo:paragraph-rsid="001b173f"/>
    </style:style>
    <style:style style:name="P6" style:family="paragraph" style:parent-style-name="Standard">
      <style:text-properties officeooo:rsid="001c68da" officeooo:paragraph-rsid="001c68da"/>
    </style:style>
    <style:style style:name="P7" style:family="paragraph" style:parent-style-name="Standard">
      <style:text-properties officeooo:rsid="002002bd" officeooo:paragraph-rsid="002002bd"/>
    </style:style>
    <style:style style:name="T1" style:family="text">
      <style:text-properties officeooo:rsid="001870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07a" style:font-weight-asian="bold" style:font-weight-complex="bold"/>
    </style:style>
    <style:style style:name="T4" style:family="text">
      <style:text-properties fo:font-weight="bold" officeooo:rsid="0018dc74" style:font-weight-asian="bold" style:font-weight-complex="bold"/>
    </style:style>
    <style:style style:name="T5" style:family="text">
      <style:text-properties fo:font-weight="bold" officeooo:rsid="001b173f" style:font-weight-asian="bold" style:font-weight-complex="bold"/>
    </style:style>
    <style:style style:name="T6" style:family="text">
      <style:text-properties officeooo:rsid="0018dc74"/>
    </style:style>
    <style:style style:name="T7" style:family="text">
      <style:text-properties officeooo:rsid="001a9289"/>
    </style:style>
    <style:style style:name="T8" style:family="text">
      <style:text-properties officeooo:rsid="001b173f"/>
    </style:style>
    <style:style style:name="T9" style:family="text">
      <style:text-properties officeooo:rsid="001b25a3"/>
    </style:style>
    <style:style style:name="T10" style:family="text">
      <style:text-properties officeooo:rsid="001dd598"/>
    </style:style>
    <style:style style:name="T11" style:family="text">
      <style:text-properties officeooo:rsid="001e880e"/>
    </style:style>
    <style:style style:name="T12" style:family="text">
      <style:text-properties officeooo:rsid="00213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stasia Bothkrolow </text:p>
      <text:p text:style-name="P1"/>
      <text:p text:style-name="P1"><text:span text:style-name="T2">Gender</text:span>: Female; <text:span text:style-name="T3">Age</text:span><text:span text:style-name="T1">: 3</text:span><text:span text:style-name="T7">4</text:span><text:span text:style-name="T1">; </text:span><text:span text:style-name="T3">Occupation</text:span><text:span text:style-name="T1">: Mechanized Investigator</text:span></text:p>
      <text:p text:style-name="P2"><text:span text:style-name="T2">Education</text:span>: Bachelors in Armadura Engineering, Bachelors in Criminal Justice</text:p>
      <text:p text:style-name="P2"><text:span text:style-name="T2">Work</text:span> <text:span text:style-name="T2">History</text:span>: 2 years Barista, 6 years law-enforcement; <text:span text:style-name="T2">Marital</text:span> <text:span text:style-name="T2">Status</text:span>: Single</text:p>
      <text:p text:style-name="P2"><text:span text:style-name="T2">Work</text:span>-<text:span text:style-name="T2">Attitude</text:span>: Workaholic; <text:span text:style-name="T2">Work</text:span>-<text:span text:style-name="T2">Ethic</text:span>: Workaholic; <text:span text:style-name="T4">Country</text:span><text:span text:style-name="T6">: Ukraine </text:span></text:p>
      <text:p text:style-name="P4"><text:span text:style-name="T2">Years of Service in the MID</text:span>: 2; <text:span text:style-name="T5">Armadura</text:span><text:span text:style-name="T8"> </text:span><text:span text:style-name="T5">Preference</text:span><text:span text:style-name="T8">: Light/Scout</text:span></text:p>
      <text:p text:style-name="P6"><text:span text:style-name="T2">Languages</text:span>: Ukrainian, English, Spanish, French</text:p>
      <text:p text:style-name="P4"/>
      <text:p text:style-name="P4"/>
      <text:p text:style-name="P5">Anastasia Bothkrolow, aka Ana, is a member of the “Mechanized Investigation Division”. <text:s/>The MID is a joint task-force, combining Interpol and NATO, that investigates misuse and illegal activities involving Armadura (giant robots). <text:s/><text:span text:style-name="T9">Aaastasia began her story in Lviv, ukraine. <text:s/>She attended Lviv state university at the age of 18. <text:s/></text:span><text:span text:style-name="T10">As soon as she graduated she began to school for Law-Enforcement. <text:s/>This process took about 6 months. <text:s/></text:span><text:span text:style-name="T11">During her 6 years in lviv law-enforcement, she distinguished herself as reliable and adaptable. <text:s/></text:span></text:p>
      <text:p text:style-name="P5"/>
      <text:p text:style-name="P7">She has always like Armadures. <text:s/>She finds them fascinating, and her time in law-enforcement she saw more than her share of crimes involving armadura, either in the form of illicit parts smuggling, fabrication, or outright violence using armadures. <text:s/><text:span text:style-name="T12">This is part of what led her to apply to MID. <text:s/>So she can do something about the criminal activity involving one of her passions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6:01.410448565</meta:creation-date>
    <dc:date>2024-09-10T10:48:46.062278828</dc:date>
    <meta:editing-duration>PT42M2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93" meta:character-count="1323" meta:non-whitespace-character-count="1124"/>
  </office:meta>
</office:document-meta>
</file>